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ce8" style:family="table-cell" style:parent-style-name="Default" style:data-style-name="N36"/>
    <style:style style:name="ce9" style:family="table-cell" style:parent-style-name="Default">
      <style:text-properties style:font-name="Liberation Sans" style:text-underline-style="none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7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7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944" calcext:value-type="float">
            <text:p>-4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4])" office:value-type="float" office:value="-339" calcext:value-type="float">
            <text:p>-339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7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7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7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7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7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9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8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</table:table-row>
        <table:table-row table:style-name="ro1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</table:table-row>
        <table:table-row table:style-name="ro1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</table:table-row>
        <table:table-row table:style-name="ro1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3:.C8])" office:value-type="float" office:value="2600" calcext:value-type="float">
            <text:p>260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91.96" calcext:value-type="float">
            <text:p>9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</table:table-row>
        <table:table-row table:style-name="ro1" table:number-rows-repeated="10"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formula="of:=SUM([.C12:.C39])" office:value-type="float" office:value="522.99" calcext:value-type="float">
            <text:p>522.99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formula="of:=SUM([.C43:.C59])" office:value-type="float" office:value="842.78" calcext:value-type="float">
            <text:p>842.78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formula="of:=SUM([.C63:.C70])" office:value-type="float" office:value="177.56" calcext:value-type="float">
            <text:p>177.56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mbrella expense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8-07-08" calcext:value-type="date">
            <text:p>2018-07-08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style-name="ce7" table:formula="of:=SUM([.C73:.C77])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2"/>
        </table:table-row>
        <table:table-row table:style-name="ro1" table:number-rows-repeated="6"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formula="of:=SUM([.C82:.C93])" office:value-type="float" office:value="148.1" calcext:value-type="float">
            <text:p>148.1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95])" office:value-type="float" office:value="4591.43" calcext:value-type="float">
            <text:p>4591.43</text:p>
          </table:table-cell>
          <table:table-cell table:formula="of:=SUM([.D1:.D95])" office:value-type="float" office:value="4591.43" calcext:value-type="float">
            <text:p>4591.43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00:.C114])" office:value-type="float" office:value="-4844.13" calcext:value-type="float">
            <text:p>-4844.13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Default"/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96];[.D115])" office:value-type="float" office:value="-252.7" calcext:value-type="float">
            <text:p>-252.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8">0000-00-00</text:date>, <text:time style:data-style-name="N2" text:time-value="09:10:20.7847507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8T09:25:40.705222634</dc:date>
    <meta:editing-duration>P1DT11H39M27S</meta:editing-duration>
    <meta:editing-cycles>241</meta:editing-cycles>
    <meta:generator>LibreOffice/6.0.7.3$Linux_X86_64 LibreOffice_project/00m0$Build-3</meta:generator>
    <meta:document-statistic meta:table-count="5" meta:cell-count="836" meta:object-count="0"/>
  </office:meta>
</office:document-meta>
</file>